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list-style-name="L1">
      <style:text-properties fo:font-size="12pt" fo:font-weight="normal" style:font-size-asian="12pt" style:font-weight-asian="normal" style:font-size-complex="12pt" style:font-weight-complex="normal"/>
    </style:style>
    <style:style style:name="P8" style:family="paragraph" style:parent-style-name="Standard" style:list-style-name="L2">
      <style:text-properties fo:font-size="12pt" fo:font-weight="normal" style:font-size-asian="12pt" style:font-weight-asian="normal" style:font-size-complex="12pt" style:font-weight-complex="normal"/>
    </style:style>
    <style:style style:name="P9" style:family="paragraph" style:parent-style-name="Standard" style:list-style-name="L3">
      <style:text-properties fo:font-size="12pt" fo:font-weight="normal" style:font-size-asian="12pt" style:font-weight-asian="normal" style:font-size-complex="12pt" style:font-weight-complex="normal"/>
    </style:style>
    <style:style style:name="P10" style:family="paragraph" style:parent-style-name="Standard" style:list-style-name="L4">
      <style:text-properties fo:font-size="12pt" fo:font-weight="normal" style:font-size-asian="12pt" style:font-weight-asian="normal" style:font-size-complex="12pt" style:font-weight-complex="normal"/>
    </style:style>
    <style:style style:name="P11" style:family="paragraph" style:parent-style-name="Standard" style:list-style-name="L5">
      <style:text-properties fo:font-size="12pt" fo:font-weight="normal" style:font-size-asian="12pt" style:font-weight-asian="normal" style:font-size-complex="12pt" style:font-weight-complex="normal"/>
    </style:style>
    <style:style style:name="P12" style:family="paragraph" style:parent-style-name="Standard" style:list-style-name="L6">
      <style:text-properties fo:font-size="12pt" fo:font-weight="normal" style:font-size-asian="12pt" style:font-weight-asian="normal" style:font-size-complex="12pt" style:font-weight-complex="normal"/>
    </style:style>
    <style:style style:name="P13"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6630599935901514609" text:style-name="L1">
        <text:list-item>
          <text:p text:style-name="P7">It might be tedious for designers to add new levels of complexity or define new complexity ladders.</text:p>
        </text:list-item>
        <text:list-item>
          <text:p text:style-name="P7">I might not have a working prototype by the end of the sprint.</text:p>
        </text:list-item>
        <text:list-item>
          <text:p text:style-name="P7">The coupling between UI and game logic might make both implementations brittle and susceptible to change.</text:p>
        </text:list-item>
        <text:list-item>
          <text:p text:style-name="P7">I might spend too much time over-architecting things.</text:p>
        </text:list-item>
        <text:list-item>
          <text:p text:style-name="P7">The complexity of my dependency graph might make it very difficult to reason about what's going wrong and what I need to do.</text:p>
        </text:list-item>
        <text:list-item>
          <text:p text:style-name="P7">Controlling blob movements in real-time might severely break the logic of Paper Prototype 2.2.</text:p>
        </text:list-item>
        <text:list-item>
          <text:p text:style-name="P7">Controlling blob movements in real-time might be more challenging to reason about than doing so in discrete time, since players might need to think on their feet more.</text:p>
        </text:list-item>
        <text:list-item>
          <text:p text:style-name="P7">I don't know what exactly MapNode and MapGraph should have within them.</text:p>
        </text:list-item>
        <text:list-item>
          <text:p text:style-name="P7">I don't know how tubes, highways, societies, and resource depots are going to interrelate at a programmatic level.</text:p>
        </text:list-item>
        <text:list-item>
          <text:p text:style-name="P7">I don't know the precise relationship between blob sites, societies, and map nodes.</text:p>
        </text:list-item>
        <text:list-item>
          <text:p text:style-name="P7">I don't know how construction and highway upgrading is going to function.</text:p>
        </text:list-item>
        <text:list-item>
          <text:p text:style-name="P7">Coupling between various components might make them too interdependent.</text:p>
        </text:list-item>
        <text:list-item>
          <text:p text:style-name="P7">Decoupling between various components might make the interstitial code too complex to reason about easily.</text:p>
        </text:list-item>
        <text:list-item>
          <text:p text:style-name="P7">SimulationControl and UIControl might see their size balloon out of control.</text:p>
        </text:list-item>
        <text:list-item>
          <text:p text:style-name="P7">I might need to pass map configurations through Unity's serializer, which could lead to all sorts of problems.</text:p>
        </text:list-item>
        <text:list-item>
          <text:p text:style-name="P7">I might spend so much time designing "proper" code that I fail to implement usable behaviour.</text:p>
        </text:list-item>
        <text:list-item>
          <text:p text:style-name="P7">I might need to manipulate the contents of BlobSites in the editor, and thus subject them to editor scripts and serialization.</text:p>
        </text:list-item>
      </text:list>
      <text:p text:style-name="P3"/>
      <text:p text:style-name="P3">Risk Mitigation</text:p>
      <text:p text:style-name="P3"/>
      <text:list xml:id="list4596272663348414818" text:style-name="L2">
        <text:list-item>
          <text:p text:style-name="P8">It might be tedious for designers to add new levels of complexity or define new complexity ladders.</text:p>
          <text:list>
            <text:list-item>
              <text:p text:style-name="P8">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8">I might not have a working prototype by the end of the sprint.</text:p>
          <text:list>
            <text:list-item>
              <text:p text:style-name="P13"><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8">The coupling between UI and game logic might make both implementations brittle and susceptible to change.</text:p>
          <text:list>
            <text:list-item>
              <text:p text:style-name="P8">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8">I might spend too much time over-architecting things.</text:p>
          <text:list>
            <text:list-item>
              <text:p text:style-name="P8">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8">The complexity of my dependency graph might make it very difficult to reason about what's going wrong and what I need to do.</text:p>
          <text:list>
            <text:list-item>
              <text:p text:style-name="P8">Decoupling, each module must manage a single task, implement in as much isolation as possible.</text:p>
            </text:list-item>
          </text:list>
        </text:list-item>
        <text:list-item>
          <text:p text:style-name="P8">Controlling blob movements in real-time might severely break the logic of Paper Prototype 2.2.</text:p>
          <text:list>
            <text:list-item>
              <text:p text:style-name="P8">This is one of the things we're trying to test with Digital Prototype 2.2. This prototype is the risk mitigation for that concern. Building it quickly and playing with it early are paramount.</text:p>
            </text:list-item>
          </text:list>
        </text:list-item>
        <text:list-item>
          <text:p text:style-name="P8">Controlling blob movements in real-time might be more challenging to reason about than doing so in discrete time, since players might need to think on their feet more.</text:p>
          <text:list>
            <text:list-item>
              <text:p text:style-name="P8">Another thing Digital Prototype 2.2 is trying to test.</text:p>
            </text:list-item>
          </text:list>
        </text:list-item>
        <text:list-item>
          <text:p text:style-name="P8">I don't know what exactly MapNode and MapGraph should have within them.</text:p>
          <text:list>
            <text:list-item>
              <text:p text:style-name="P8">Why do we need MapNodes in the first place?</text:p>
              <text:list>
                <text:list-item>
                  <text:p text:style-name="P8">To specify places that various map features might be created.</text:p>
                </text:list-item>
              </text:list>
            </text:list-item>
            <text:list-item>
              <text:p text:style-name="P8">Does the MapNode care about the map feature upon it?</text:p>
              <text:list>
                <text:list-item>
                  <text:p text:style-name="P8">No. The MapNode only cares about its relationship to nodes and edges in its graph.</text:p>
                </text:list-item>
              </text:list>
            </text:list-item>
            <text:list-item>
              <text:p text:style-name="P8">Does the feature upon a MapNode care about the MapNode it's on?</text:p>
              <text:list>
                <text:list-item>
                  <text:p text:style-name="P8">To some degree. Since all tubes connect between MapNodes, a given feature needs to know its position to understand what tubes will be feeding it.</text:p>
                </text:list-item>
              </text:list>
            </text:list-item>
            <text:list-item>
              <text:p text:style-name="P8">But what do blob-receiving and distributing features actually care about?</text:p>
              <text:list>
                <text:list-item>
                  <text:p text:style-name="P8">Having blobs placed into them, having blobs removed from them.</text:p>
                </text:list-item>
              </text:list>
            </text:list-item>
            <text:list-item>
              <text:p text:style-name="P8">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8">Map features might provide specific Alignment strategies to the BlobSites they're associated with, or blob alignment might be independent of them. That's more of a UI concern than a mechanical one.</text:p>
            </text:list-item>
          </text:list>
        </text:list-item>
        <text:list-item>
          <text:p text:style-name="P8">I don't know how tubes, highways, societies, and resource depots are going to interrelate at a programmatic level.</text:p>
          <text:list>
            <text:list-item>
              <text:p text:style-name="P8"><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8">I don't know the precise relationship between BlobSites, Societies, and MapNodes.</text:p>
          <text:list>
            <text:list-item>
              <text:p text:style-name="P8">Already addressed in mitigation 8.</text:p>
            </text:list-item>
          </text:list>
        </text:list-item>
        <text:list-item>
          <text:p text:style-name="P8">I don't know how construction and highway upgrading is going to function.</text:p>
          <text:list>
            <text:list-item>
              <text:p text:style-name="P8">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8">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8">Coupling between various components might make them too interdependent.</text:p>
          <text:list>
            <text:list-item>
              <text:p text:style-name="P8">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8">Decoupling between various components might make the interstitial code too complex to reason about easily.</text:p>
          <text:list>
            <text:list-item>
              <text:p text:style-name="P8">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8">SimulationControl and UIControl might see their size balloon out of control.</text:p>
          <text:list>
            <text:list-item>
              <text:p text:style-name="P8">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8">I might need to pass map configurations through Unity's serializer, which could lead to all sorts of problems.</text:p>
          <text:list>
            <text:list-item>
              <text:p text:style-name="P8">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8">We might need to find or create a structure that serializes and deserializes dictionaries into a format that Unity can make sense of.</text:p>
            </text:list-item>
          </text:list>
        </text:list-item>
        <text:list-item>
          <text:p text:style-name="P8">I might spend so much time designing "proper" code that I fail to implement usable behaviour.</text:p>
          <text:list>
            <text:list-item>
              <text:p text:style-name="P8">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8"><text:soft-page-break/>I might need to manipulate the contents of BlobSites in the editor, and thus subject them to editor scripts and serialization.</text:p>
          <text:list>
            <text:list-item>
              <text:p text:style-name="P8">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8">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24 hours of work remaining]</text:p>
      <text:p text:style-name="P4"/>
      <text:list xml:id="list321557674809348869" text:style-name="L3">
        <text:list-item>
          <text:p text:style-name="P9">Build the FactoryDependency hierarchy in the inspector (1 hour).</text:p>
        </text:list-item>
        <text:list-item>
          <text:p text:style-name="P9">Greenlight the SimulationControl integration tests (3 hours).</text:p>
        </text:list-item>
        <text:list-item>
          <text:p text:style-name="P9">Design a UI that allows the manipulation of Highway permissions and priority (3 hours).</text:p>
        </text:list-item>
        <text:list-item>
          <text:p text:style-name="P9">Design a UI that allows for the construction of highways within the editor (5 hours).</text:p>
        </text:list-item>
        <text:list-item>
          <text:p text:style-name="P9">Design a UI that allows the creation of ConstructionZones in the editor and game (5 hours).</text:p>
        </text:list-item>
        <text:list-item>
          <text:p text:style-name="P9">Design a UI that allows for the upgrading of Highways in the game (2 hours).</text:p>
        </text:list-item>
      </text:list>
      <text:p text:style-name="P4"/>
      <text:p text:style-name="P4">In Progress</text:p>
      <text:p text:style-name="P4"/>
      <text:list xml:id="list5469411182540123589" text:style-name="L4">
        <text:list-item>
          <text:p text:style-name="P10">Create a set of integration tests that test a SimulationControl implementation (5 hours).</text:p>
        </text:list-item>
      </text:list>
      <text:p text:style-name="P4"/>
      <text:p text:style-name="P4">Completed</text:p>
      <text:p text:style-name="P4"/>
      <text:list xml:id="list911932676493679817" text:style-name="L5">
        <text:list-item>
          <text:p text:style-name="P11">Separate components into sensible namespaces to more easily enforce decoupling (1 hour).</text:p>
          <text:list>
            <text:list-item>
              <text:p text:style-name="P11">Took ~ 1 hour to complete, though the boundaries for the task were fuzzy and the decision to call it complete was somewhat arbitrary.</text:p>
            </text:list-item>
          </text:list>
        </text:list-item>
        <text:list-item>
          <text:p text:style-name="P11">Modify the interface for BlobSite to handle its new needs (1 hour).</text:p>
          <text:list>
            <text:list-item>
              <text:p text:style-name="P11">Took 1 1/2 hours, but involved the performance of a lot of other nonspecific tasks in order to enable compilation.</text:p>
            </text:list-item>
          </text:list>
        </text:list-item>
        <text:list-item>
          <text:p text:style-name="P11">Build unit tests that prove a BlobSite implementation (3 hours).</text:p>
          <text:list>
            <text:list-item>
              <text:p text:style-name="P11">Took 3 1/2 hours.</text:p>
            </text:list-item>
          </text:list>
        </text:list-item>
        <text:list-item>
          <text:p text:style-name="P11">Greenlight the BlobSite unit tests (3 hours).</text:p>
          <text:list>
            <text:list-item>
              <text:p text:style-name="P11">Took 1 hour.</text:p>
            </text:list-item>
          </text:list>
        </text:list-item>
        <text:list-item>
          <text:p text:style-name="P11">Modify the MapNode module to include a factory, and provide a BlobSite for every MapNode and MapEdge (1 hour).</text:p>
          <text:list>
            <text:list-item>
              <text:p text:style-name="P11">Took 1 hour.</text:p>
            </text:list-item>
          </text:list>
        </text:list-item>
        <text:list-item>
          <text:p text:style-name="P11">Modify the SocietyBase interface to handle its new needs (1 hour).</text:p>
          <text:list>
            <text:list-item>
              <text:p text:style-name="P11">Took 30 minutes.</text:p>
            </text:list-item>
          </text:list>
        </text:list-item>
        <text:list-item>
          <text:p text:style-name="P11">Repair the Society unit tests to prove the new Society implementation (1 hour).</text:p>
          <text:list>
            <text:list-item>
              <text:p text:style-name="P11">Took 1 1/2 hours.</text:p>
            </text:list-item>
          </text:list>
        </text:list-item>
        <text:list-item>
          <text:p text:style-name="P11">Greenlight the Society unit tests (1 hour).</text:p>
          <text:list>
            <text:list-item>
              <text:p text:style-name="P11">Took 2 1/2 - 3 hours (there was a serious Pomodoro interruption and I couldn't record the time properly).</text:p>
            </text:list-item>
          </text:list>
        </text:list-item>
        <text:list-item>
          <text:p text:style-name="P11">Repair the BlobTube unit tests (1 hour).</text:p>
          <text:list>
            <text:list-item>
              <text:p text:style-name="P11">Took 30 minutes.</text:p>
            </text:list-item>
          </text:list>
        </text:list-item>
        <text:list-item>
          <text:p text:style-name="P11">Greenlight the new BlobTube unit tests (1 hour).</text:p>
          <text:list>
            <text:list-item>
              <text:p text:style-name="P11">Was completed by executing the above task; took no additional time.</text:p>
            </text:list-item>
          </text:list>
        </text:list-item>
        <text:list-item>
          <text:p text:style-name="P11">Augment the BlobTube unit tests with the requirements of BlobHighway, and then greenlight them (2 hours).</text:p>
          <text:list>
            <text:list-item>
              <text:p text:style-name="P11">Took ~ 45 minutes.</text:p>
            </text:list-item>
          </text:list>
        </text:list-item>
        <text:list-item>
          <text:p text:style-name="P11">Define the BlobHighwayBase interface and construct unit tests to prove its implementation (2 hours).</text:p>
          <text:list>
            <text:list-item>
              <text:p text:style-name="P11">Took ~ 2 1/2 hours (interrupted by prerequisite tasks).</text:p>
            </text:list-item>
          </text:list>
        </text:list-item>
        <text:list-item>
          <text:p text:style-name="P11">Greenlight the BlobHighway unit tests (1 hour).</text:p>
          <text:list>
            <text:list-item>
              <text:p text:style-name="P11"><text:soft-page-break/>Took between 1 and 1 1/2 hours.</text:p>
            </text:list-item>
          </text:list>
        </text:list-item>
        <text:list-item>
          <text:p text:style-name="P11">Define the ResourceDepotBase interface, then create unit tests to prove its implementation (1 hour).</text:p>
          <text:list>
            <text:list-item>
              <text:p text:style-name="P11">Took ~ 45 minutes.</text:p>
            </text:list-item>
          </text:list>
        </text:list-item>
        <text:list-item>
          <text:p text:style-name="P11">Greenlight the ResourceDepot unit tests (1 hour).</text:p>
          <text:list>
            <text:list-item>
              <text:p text:style-name="P11">Took ~ 25 minutes.</text:p>
            </text:list-item>
          </text:list>
        </text:list-item>
        <text:list-item>
          <text:p text:style-name="P11">Create an inspector-friendly implementation of ComplexityDefinition and ComplexityLadder. (1 hour)</text:p>
          <text:list>
            <text:list-item>
              <text:p text:style-name="P11">It was done by the time I got to it. Not sure how long it took.</text:p>
            </text:list-item>
          </text:list>
        </text:list-item>
        <text:list-item>
          <text:p text:style-name="P11">Define the ConstructionZone interface and construct unit tests to prove its implementation (2 hours).</text:p>
          <text:list>
            <text:list-item>
              <text:p text:style-name="P11">Took ~ 2 hours.</text:p>
            </text:list-item>
          </text:list>
        </text:list-item>
        <text:list-item>
          <text:p text:style-name="P11">Greenlight the ConstructionZone unit tests (1 hour).</text:p>
          <text:list>
            <text:list-item>
              <text:p text:style-name="P11">Took ~1 hour.</text:p>
            </text:list-item>
          </text:list>
        </text:list-item>
        <text:list-item>
          <text:p text:style-name="P11">Define the HighwayUpgrader interface and construct unit tests to prove its implementation (2 hours).</text:p>
          <text:list>
            <text:list-item>
              <text:p text:style-name="P11">Took 2 hours.</text:p>
            </text:list-item>
          </text:list>
        </text:list-item>
        <text:list-item>
          <text:p text:style-name="P11">Greenlight the HighwayUpgrader unit tests (2 hours).</text:p>
          <text:list>
            <text:list-item>
              <text:p text:style-name="P11">Took ~20 minutes.</text:p>
            </text:list-item>
          </text:list>
        </text:list-item>
        <text:list-item>
          <text:p text:style-name="P11">Define the needed commands within SimulationControl (1 hour).</text:p>
          <text:list>
            <text:list-item>
              <text:p text:style-name="P11">Took 30 minutes.</text:p>
            </text:list-item>
            <text:list-item>
              <text:p text:style-name="P11"/>
            </text:list-item>
          </text:list>
        </text:list-item>
      </text:list>
      <text:p text:style-name="P4"/>
      <text:p text:style-name="P4">Abandoned</text:p>
      <text:p text:style-name="P4"/>
      <text:list xml:id="list4155469550691615502" text:style-name="L6">
        <text:list-item>
          <text:p text:style-name="P12">Repair the BlobHighway unit tests (2 hours).</text:p>
          <text:list>
            <text:list-item>
              <text:p text:style-name="P12">Declared as contextually irrelevant given that the interface, BlobHighwayBase, needs to be properly defined, and thus the unit tests need to be rewritten, not merely repair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13T11:17:49.52</dc:date>
    <meta:editing-duration>P1DT2H54M31S</meta:editing-duration>
    <meta:editing-cycles>37</meta:editing-cycles>
    <meta:generator>OpenOffice/4.1.1$Win32 OpenOffice.org_project/411m6$Build-9775</meta:generator>
    <meta:document-statistic meta:table-count="0" meta:image-count="0" meta:object-count="0" meta:page-count="6" meta:paragraph-count="124" meta:word-count="2402" meta:character-count="14474"/>
  </office:meta>
</office:document-meta>
</file>